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1cd" officeooo:paragraph-rsid="000e71c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6">Jednotlivé kroky:</text:p>
      <text:p text:style-name="P6"/>
      <text:p text:style-name="P2"><text:span text:style-name="T1">Seznámeni</text:span> s Gitem.... →<text:span text:style-name="T1"> hotovo</text:span></text:p>
      <text:p text:style-name="P4">Seznámení s Testováním → hotovo</text:p>
      <text:p text:style-name="P4">Seznámení s Kairou → právě probíhá</text:p>
      <text:p text:style-name="P4">Seznámení s programováním v Kaiře →<text:span text:style-name="T2"> právě probíhá</text:span></text:p>
      <text:p text:style-name="P4">Seznámení se zdrojovým kódem Kairy →<text:span text:style-name="T2"> právě probíhá</text:span></text:p>
      <text:p text:style-name="P4">Pokus o okomentování zdrojového kódu Kairy</text:p>
      <text:p text:style-name="P4">Pokud o přepsání funkčnosti Kairy</text:p>
      <text:p text:style-name="P4">Zjištění, jak funguje přepsání programu v kaiře do c++ kódu a následné spouštění</text:p>
      <text:p text:style-name="P4">atd.</text:p>
      <text:p text:style-name="P3"/>
      <text:p text:style-name="P3"/>
      <text:p text:style-name="P3"/>
      <text:p text:style-name="P7">Kaira</text:p>
      <text:p text:style-name="P7"/>
      <text:p text:style-name="P5">Kreslí se zde podle petriho sítí.</text:p>
      <text:p text:style-name="P5">Místo : (v kaiře obdélník) zde funguje jako záchytný bod, kdy při simulaci se každý krok odvýjí z nějakého místa.</text:p>
      <text:p text:style-name="P5">Hrana : (v kaiře šipka) určuje vstupní nebo výstupní proměnné, které vstupují do/vystupují z místa. </text:p>
      <text:p text:style-name="P5">Přechod : (v kaiře kolečko) určuje typ proměnných a inicializační hodnotu. </text:p>
      <text:p text:style-name="P5"/>
      <text:p text:style-name="P5">Hrany existují pouze mezi místem a přechodem. Jsou buď vstupní nebo výstupní.</text:p>
      <text:p text:style-name="P5"/>
      <text:p text:style-name="P8">Dokumentace ke zdrojovému kodu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8-23T13:53:10.106809736</dc:date>
    <meta:editing-duration>PT46S</meta:editing-duration>
    <meta:editing-cycles>5</meta:editing-cycles>
    <meta:generator>LibreOffice/4.2.3.3$Linux_X86_64 LibreOffice_project/420m0$Build-3</meta:generator>
    <meta:document-statistic meta:table-count="0" meta:image-count="0" meta:object-count="0" meta:page-count="1" meta:paragraph-count="18" meta:word-count="133" meta:character-count="841" meta:non-whitespace-character-count="724"/>
  </office:meta>
</office:document-meta>
</file>